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49cm" fo:min-width="5.215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09cm" fo:min-width="5.215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88cm" fo:min-width="5.21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136cm" svg:height="1.492cm" svg:x="16.87cm" svg:y="19.004cm">
            <text:p text:style-name="P1"><text:span text:style-name="T1">redimension</text:span><text:span text:style-name="T1"><text:line-break/></text:span><text:span text:style-name="T1">_sto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2.105cm" svg:x="12.41cm" svg:y="2.235cm">
            <text:p text:style-name="P1">CSV file: <text:span text:style-name="T2">n</text:span><text:span text:style-name="T3"> rows, one for </text:span></text:p>
            <text:p text:style-name="P1"><text:span text:style-name="T3">each cell of the load ar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33cm" svg:height="0.922cm" svg:x="11.636cm" svg:y="1.757cm">
            <text:p text:style-name="P1">Fil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5cm" svg:y1="9.242cm" svg:x2="18.506cm" svg:y2="9.838cm">
            <text:p/>
          </draw:line>
          <draw:custom-shape draw:style-name="gr4" draw:text-style-name="P1" draw:layer="layout" svg:width="28.484cm" svg:height="23.927cm" svg:x="3.075cm" svg:y="1.2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8.999cm" svg:height="1.091cm" svg:x="11.293cm" svg:y="0.558cm">
            <text:p text:style-name="P1"><text:span text:style-name="T4">Parallel Load Techniq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6.847cm" svg:y="4.975cm">
            <text:p text:style-name="P1"><text:span text:style-name="T1">splitc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4cm" svg:height="2.105cm" svg:x="12.41cm" svg:y="6.836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6.81cm" svg:y="6.837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21.11cm" svg:y="6.837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806cm" svg:y1="9.242cm" svg:x2="22.807cm" svg:y2="9.838cm">
            <text:p/>
          </draw:line>
          <draw:line draw:style-name="gr3" draw:text-style-name="P1" draw:layer="layout" svg:x1="14.007cm" svg:y1="9.242cm" svg:x2="14.008cm" svg:y2="9.838cm">
            <text:p/>
          </draw:line>
          <draw:line draw:style-name="gr3" draw:text-style-name="P1" draw:layer="layout" svg:x1="18.308cm" svg:y1="6.242cm" svg:x2="18.309cm" svg:y2="6.838cm">
            <text:p/>
          </draw:line>
          <draw:line draw:style-name="gr3" draw:text-style-name="P1" draw:layer="layout" svg:x1="19.26cm" svg:y1="5.984cm" svg:x2="21.11cm" svg:y2="6.838cm">
            <text:p/>
          </draw:line>
          <draw:line draw:style-name="gr3" draw:text-style-name="P1" draw:layer="layout" svg:x1="17.114cm" svg:y1="5.984cm" svg:x2="15.81cm" svg:y2="6.836cm">
            <text:p/>
          </draw:line>
          <draw:line draw:style-name="gr3" draw:text-style-name="P1" draw:layer="layout" svg:x1="18.206cm" svg:y1="4.342cm" svg:x2="18.207cm" svg:y2="4.938cm">
            <text:p/>
          </draw:line>
          <draw:custom-shape draw:style-name="gr1" draw:text-style-name="P1" draw:layer="layout" svg:width="3.4cm" svg:height="2.105cm" svg:x="21.11cm" svg:y="12.138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7.01cm" svg:y="12.139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2.41cm" svg:y="12.139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2.647cm" svg:y="9.775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7cm" svg:y="9.775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47cm" svg:y="9.775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2.807cm" svg:y1="11.045cm" svg:x2="22.807cm" svg:y2="12.138cm">
            <text:p/>
          </draw:line>
          <draw:line draw:style-name="gr3" draw:text-style-name="P1" draw:layer="layout" svg:x1="14.007cm" svg:y1="11.542cm" svg:x2="14.008cm" svg:y2="12.138cm">
            <text:p/>
          </draw:line>
          <draw:line draw:style-name="gr3" draw:text-style-name="P1" draw:layer="layout" svg:x1="18.505cm" svg:y1="14.243cm" svg:x2="18.506cm" svg:y2="14.839cm">
            <text:p/>
          </draw:line>
          <draw:line draw:style-name="gr3" draw:text-style-name="P1" draw:layer="layout" svg:x1="22.806cm" svg:y1="14.243cm" svg:x2="22.807cm" svg:y2="14.839cm">
            <text:p/>
          </draw:line>
          <draw:line draw:style-name="gr3" draw:text-style-name="P1" draw:layer="layout" svg:x1="14.007cm" svg:y1="14.243cm" svg:x2="14.008cm" svg:y2="14.839cm">
            <text:p/>
          </draw:line>
          <draw:custom-shape draw:style-name="gr1" draw:text-style-name="P2" draw:layer="layout" svg:width="2.638cm" svg:height="1.27cm" svg:x="12.647cm" svg:y="14.776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7cm" svg:y="14.776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27cm" svg:y="14.665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1.561cm" svg:x="12.41cm" svg:y="16.736cm">
            <text:p text:style-name="P1">The load array: <text:span text:style-name="T2">n</text:span><text:span text:style-name="T3">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79cm" svg:height="0.922cm" svg:x="11.431cm" svg:y="16.258cm">
            <text:p text:style-name="P1">1-D Arra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5cm" svg:y1="16.042cm" svg:x2="18.505cm" svg:y2="16.736cm">
            <text:p/>
          </draw:line>
          <draw:line draw:style-name="gr3" draw:text-style-name="P1" draw:layer="layout" svg:x1="22.806cm" svg:y1="16.042cm" svg:x2="19.582cm" svg:y2="16.736cm">
            <text:p/>
          </draw:line>
          <draw:line draw:style-name="gr3" draw:text-style-name="P1" draw:layer="layout" svg:x1="14.007cm" svg:y1="16.042cm" svg:x2="17.365cm" svg:y2="16.736cm">
            <text:p/>
          </draw:line>
          <draw:line draw:style-name="gr3" draw:text-style-name="P1" draw:layer="layout" svg:x1="18.505cm" svg:y1="18.342cm" svg:x2="18.505cm" svg:y2="19.036cm">
            <text:p/>
          </draw:line>
          <draw:custom-shape draw:style-name="gr1" draw:text-style-name="P1" draw:layer="layout" svg:width="12.29cm" svg:height="1.561cm" svg:x="12.41cm" svg:y="22.237cm">
            <text:p text:style-name="P1">The target array: <text:span text:style-name="T2">n</text:span><text:span text:style-name="T3"> non-empty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241cm" svg:height="0.922cm" svg:x="11.169cm" svg:y="21.759cm">
            <text:p text:style-name="P1">Multi-Dimensional Arr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2cm" svg:y="6.3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7cm" svg:y="5.857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3cm" svg:y="11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8cm" svg:y="11.158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7cm" svg:y1="11.046cm" svg:x2="18.507cm" svg:y2="12.139cm">
            <text:p/>
          </draw:line>
          <draw:line draw:style-name="gr3" draw:text-style-name="P1" draw:layer="layout" svg:x1="18.507cm" svg:y1="20.496cm" svg:x2="18.507cm" svg:y2="22.04cm">
            <text:p/>
          </draw:line>
          <draw:line draw:style-name="gr5" draw:text-style-name="P1" draw:layer="layout" svg:x1="30.232cm" svg:y1="4.665cm" svg:x2="1.635cm" svg:y2="4.61cm">
            <text:p/>
          </draw:line>
          <draw:line draw:style-name="gr5" draw:text-style-name="P1" draw:layer="layout" svg:x1="30.342cm" svg:y1="21.265cm" svg:x2="1.635cm" svg:y2="21.285cm">
            <text:p/>
          </draw:line>
          <draw:line draw:style-name="gr5" draw:text-style-name="P1" draw:layer="layout" svg:x1="27.947cm" svg:y1="16.165cm" svg:x2="12.637cm" svg:y2="16.165cm">
            <text:p/>
          </draw:line>
          <draw:line draw:style-name="gr6" draw:text-style-name="P1" draw:layer="layout" svg:x1="27.24cm" svg:y1="4.865cm" svg:x2="27.342cm" svg:y2="16.165cm">
            <text:p/>
          </draw:line>
          <draw:frame draw:style-name="gr7" draw:text-style-name="P4" draw:layer="layout" svg:width="4.346cm" svg:height="1.787cm" svg:x="25.575cm" svg:y="12.645cm">
            <draw:text-box>
              <text:p><text:span text:style-name="T5">Using loadcsv.py, you control all of these steps...</text:span></text:p>
            </draw:text-box>
          </draw:frame>
          <draw:line draw:style-name="gr6" draw:text-style-name="P1" draw:layer="layout" svg:x1="29.64cm" svg:y1="4.865cm" svg:x2="29.744cm" svg:y2="21.265cm">
            <text:p/>
          </draw:line>
          <draw:frame draw:style-name="gr8" draw:text-style-name="P4" draw:layer="layout" svg:width="4.571cm" svg:height="1.359cm" svg:x="26.775cm" svg:y="16.945cm">
            <draw:text-box>
              <text:p><text:span text:style-name="T5">...and optionally this <text:s text:c="3"/>additional step.</text:span></text:p>
            </draw:text-box>
          </draw:frame>
          <draw:frame draw:style-name="gr9" draw:text-style-name="P4" draw:layer="layout" svg:width="10.21cm" svg:height="16.123cm" svg:x="1.19cm" svg:y="4.646cm">
            <draw:text-box>
              <text:list text:style-name="L1">
                <text:list-header>
                  <text:p><text:span text:style-name="T5"/></text:p>
                </text:list-header>
                <text:list-item>
                  <text:p><text:span text:style-name="T5"><text:s/></text:span><text:span text:style-name="T5">You do not invoke splitcsv; loadcsv.py does.</text:span><text:span text:style-name="T5"><text:line-break/></text:span><text:span text:style-name="T5"/></text:p>
                </text:list-item>
                <text:list-item>
                  <text:p><text:span text:style-name="T5"><text:s/></text:span><text:span text:style-name="T5">Pipes are faster; files support debugging.</text:span></text:p>
                </text:list-item>
                <text:list-item>
                  <text:p><text:span text:style-name="T6"><text:s/></text:span><text:span text:style-name="T6">k</text:span><text:span text:style-name="T7"> is the number of SciDB instances,</text:span><text:span text:style-name="T7"><text:line-break/></text:span><text:span text:style-name="T7"> <text:s/>determined automatically by loadcsv.py.</text:span></text:p>
                </text:list-item>
                <text:list-item>
                  <text:p><text:span text:style-name="T7"><text:s/></text:span><text:span text:style-name="T7">Each file (or pipe) is on a specific server</text:span><text:span text:style-name="T7"><text:line-break/></text:span><text:span text:style-name="T7"> <text:s/>instance. The user account that runs loadcsv</text:span><text:span text:style-name="T7"><text:line-break/></text:span><text:span text:style-name="T7"> <text:s/>must have write access to the respective</text:span><text:span text:style-name="T7"><text:line-break/></text:span><text:span text:style-name="T7"> <text:s/>directories.</text:span><text:span text:style-name="T7"><text:line-break/></text:span><text:span text:style-name="T7"/></text:p>
                </text:list-item>
                <text:list-item>
                  <text:p><text:span text:style-name="T7"><text:s/></text:span><text:span text:style-name="T7">You do not invoke csv2scidb; loadcsv.py does.</text:span><text:span text:style-name="T7"><text:line-break/></text:span><text:span text:style-name="T7"><text:line-break/></text:span><text:span text:style-name="T7"/></text:p>
                </text:list-item>
                <text:list-item>
                  <text:p><text:span text:style-name="T7"><text:s/></text:span><text:span text:style-name="T7">DLF is Dense Load Format – SciDB</text:span><text:span text:style-name="T7"><text:line-break/></text:span><text:span text:style-name="T7"> <text:s/>recognized text format required by LOAD.</text:span></text:p>
                </text:list-item>
                <text:list-item>
                  <text:p><text:span text:style-name="T7"><text:s/></text:span><text:span text:style-name="T7">The user account that runs loadcsv.py must</text:span><text:span text:style-name="T7"><text:line-break/></text:span><text:span text:style-name="T7"> <text:s/>have write access to the server-instance</text:span><text:span text:style-name="T7"><text:line-break/></text:span><text:span text:style-name="T7"> <text:s/>directories containing the DLF files.</text:span><text:span text:style-name="T7"><text:line-break/></text:span><text:span text:style-name="T7"/></text:p>
                </text:list-item>
                <text:list-item>
                  <text:p><text:span text:style-name="T7"><text:s/></text:span><text:span text:style-name="T7">loadcsv.py invokes LOAD </text:span><text:span text:style-name="T6">k</text:span><text:span text:style-name="T7"> times, once on</text:span><text:span text:style-name="T7"><text:line-break/></text:span><text:span text:style-name="T7"> <text:s/>each server instance.</text:span><text:span text:style-name="T7"><text:line-break/></text:span><text:span text:style-name="T7"/></text:p>
                </text:list-item>
                <text:list-item>
                  <text:p><text:span text:style-name="T7"><text:s/></text:span><text:span text:style-name="T7">The resulting 1-D array is equivalent to that</text:span><text:span text:style-name="T7"><text:line-break/></text:span><text:span text:style-name="T7"> <text:s/>produced by the (non-parallel) CSV load</text:span><text:span text:style-name="T7"><text:line-break/></text:span><text:span text:style-name="T7"> <text:s/>technique.</text:span><text:span text:style-name="T7"><text:line-break/></text:span><text:span text:style-name="T7"><text:line-break/></text:span><text:span text:style-name="T7"/></text:p>
                </text:list-item>
                <text:list-item>
                  <text:p><text:span text:style-name="T7"><text:s/></text:span><text:span text:style-name="T7">You can run redimension_store explicitly, or</text:span><text:span text:style-name="T7"><text:line-break/></text:span><text:span text:style-name="T7"> <text:s/>you can instruct loadcsv.py to do it with the -A</text:span><text:span text:style-name="T7"><text:line-break/></text:span><text:span text:style-name="T7"> <text:s/>command-line switch.</text:span></text:p>
                </text:list-item>
              </text:list>
            </draw:text-box>
          </draw:frame>
        </draw:g>
      </draw:page>
      <draw:page draw:name="page2" draw:style-name="dp1" draw:master-page-name="Default">
        <draw:g>
          <draw:custom-shape draw:style-name="gr1" draw:text-style-name="P2" draw:layer="layout" svg:width="3.136cm" svg:height="1.492cm" svg:x="16.871cm" svg:y="19.005cm">
            <text:p text:style-name="P1"><text:span text:style-name="T1">redimension</text:span><text:span text:style-name="T1"><text:line-break/></text:span><text:span text:style-name="T1">_stor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2.105cm" svg:x="12.411cm" svg:y="2.236cm">
            <text:p text:style-name="P1">CSV file: <text:span text:style-name="T2">n</text:span><text:span text:style-name="T3"> rows, one for </text:span></text:p>
            <text:p text:style-name="P1"><text:span text:style-name="T3">each cell of the load ar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33cm" svg:height="0.922cm" svg:x="11.637cm" svg:y="1.758cm">
            <text:p text:style-name="P1">File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6cm" svg:y1="9.243cm" svg:x2="18.507cm" svg:y2="9.839cm">
            <text:p/>
          </draw:line>
          <draw:custom-shape draw:style-name="gr4" draw:text-style-name="P1" draw:layer="layout" svg:width="15.33cm" svg:height="23.927cm" svg:x="10.246cm" svg:y="1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8.999cm" svg:height="1.091cm" svg:x="11.294cm" svg:y="0.559cm">
            <text:p text:style-name="P1"><text:span text:style-name="T4">Parallel Load Techniq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6.848cm" svg:y="4.976cm">
            <text:p text:style-name="P1"><text:span text:style-name="T1">splitc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3.4cm" svg:height="2.105cm" svg:x="12.411cm" svg:y="6.837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6.811cm" svg:y="6.838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21.111cm" svg:y="6.838cm">
            <text:p text:style-name="P1">CSV data:</text:p>
            <text:p text:style-name="P1"><text:s/><text:span text:style-name="T2">n</text:span><text:span text:style-name="T3">/</text:span><text:span text:style-name="T2">k</text:span> <text:span text:style-name="T3">ro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807cm" svg:y1="9.243cm" svg:x2="22.808cm" svg:y2="9.839cm">
            <text:p/>
          </draw:line>
          <draw:line draw:style-name="gr3" draw:text-style-name="P1" draw:layer="layout" svg:x1="14.008cm" svg:y1="9.243cm" svg:x2="14.009cm" svg:y2="9.839cm">
            <text:p/>
          </draw:line>
          <draw:line draw:style-name="gr3" draw:text-style-name="P1" draw:layer="layout" svg:x1="18.309cm" svg:y1="6.243cm" svg:x2="18.31cm" svg:y2="6.839cm">
            <text:p/>
          </draw:line>
          <draw:line draw:style-name="gr3" draw:text-style-name="P1" draw:layer="layout" svg:x1="19.261cm" svg:y1="5.985cm" svg:x2="21.111cm" svg:y2="6.839cm">
            <text:p/>
          </draw:line>
          <draw:line draw:style-name="gr3" draw:text-style-name="P1" draw:layer="layout" svg:x1="17.115cm" svg:y1="5.985cm" svg:x2="15.811cm" svg:y2="6.837cm">
            <text:p/>
          </draw:line>
          <draw:line draw:style-name="gr3" draw:text-style-name="P1" draw:layer="layout" svg:x1="18.207cm" svg:y1="4.343cm" svg:x2="18.208cm" svg:y2="4.939cm">
            <text:p/>
          </draw:line>
          <draw:custom-shape draw:style-name="gr1" draw:text-style-name="P1" draw:layer="layout" svg:width="3.4cm" svg:height="2.105cm" svg:x="21.111cm" svg:y="12.139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7.011cm" svg:y="12.14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4cm" svg:height="2.105cm" svg:x="12.411cm" svg:y="12.14cm">
            <text:p text:style-name="P1">DLF data:</text:p>
            <text:p text:style-name="P1"><text:s/><text:span text:style-name="T2">n</text:span><text:span text:style-name="T3">/</text:span><text:span text:style-name="T2">k</text:span> ce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638cm" svg:height="1.27cm" svg:x="12.6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48cm" svg:y="9.776cm">
            <text:p text:style-name="P1"><text:span text:style-name="T1">csv2scid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2.808cm" svg:y1="11.046cm" svg:x2="22.808cm" svg:y2="12.139cm">
            <text:p/>
          </draw:line>
          <draw:line draw:style-name="gr3" draw:text-style-name="P1" draw:layer="layout" svg:x1="14.008cm" svg:y1="11.543cm" svg:x2="14.009cm" svg:y2="12.139cm">
            <text:p/>
          </draw:line>
          <draw:line draw:style-name="gr3" draw:text-style-name="P1" draw:layer="layout" svg:x1="18.506cm" svg:y1="14.244cm" svg:x2="18.507cm" svg:y2="14.84cm">
            <text:p/>
          </draw:line>
          <draw:line draw:style-name="gr3" draw:text-style-name="P1" draw:layer="layout" svg:x1="22.807cm" svg:y1="14.244cm" svg:x2="22.808cm" svg:y2="14.84cm">
            <text:p/>
          </draw:line>
          <draw:line draw:style-name="gr3" draw:text-style-name="P1" draw:layer="layout" svg:x1="14.008cm" svg:y1="14.244cm" svg:x2="14.009cm" svg:y2="14.84cm">
            <text:p/>
          </draw:line>
          <draw:custom-shape draw:style-name="gr1" draw:text-style-name="P2" draw:layer="layout" svg:width="2.638cm" svg:height="1.27cm" svg:x="12.648cm" svg:y="14.777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17.148cm" svg:y="14.777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2.638cm" svg:height="1.27cm" svg:x="21.428cm" svg:y="14.666cm">
            <text:p text:style-name="P1"><text:span text:style-name="T1">loa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2.29cm" svg:height="1.561cm" svg:x="12.411cm" svg:y="16.737cm">
            <text:p text:style-name="P1">The load array: <text:span text:style-name="T2">n</text:span><text:span text:style-name="T3">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879cm" svg:height="0.922cm" svg:x="11.432cm" svg:y="16.259cm">
            <text:p text:style-name="P1">1-D Array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6cm" svg:y1="16.043cm" svg:x2="18.506cm" svg:y2="16.737cm">
            <text:p/>
          </draw:line>
          <draw:line draw:style-name="gr3" draw:text-style-name="P1" draw:layer="layout" svg:x1="22.807cm" svg:y1="16.043cm" svg:x2="19.583cm" svg:y2="16.737cm">
            <text:p/>
          </draw:line>
          <draw:line draw:style-name="gr3" draw:text-style-name="P1" draw:layer="layout" svg:x1="14.008cm" svg:y1="16.043cm" svg:x2="17.366cm" svg:y2="16.737cm">
            <text:p/>
          </draw:line>
          <draw:line draw:style-name="gr3" draw:text-style-name="P1" draw:layer="layout" svg:x1="18.506cm" svg:y1="18.343cm" svg:x2="18.506cm" svg:y2="19.037cm">
            <text:p/>
          </draw:line>
          <draw:custom-shape draw:style-name="gr1" draw:text-style-name="P1" draw:layer="layout" svg:width="12.29cm" svg:height="1.561cm" svg:x="12.411cm" svg:y="22.238cm">
            <text:p text:style-name="P1">The target array: <text:span text:style-name="T2">n</text:span><text:span text:style-name="T3"> non-empty ce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241cm" svg:height="0.922cm" svg:x="11.17cm" svg:y="21.76cm">
            <text:p text:style-name="P1">Multi-Dimensional Arr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3cm" svg:y="6.3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8cm" svg:y="5.858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3.222cm" svg:height="2.826cm" svg:x="11.724cm" svg:y="11.7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4.368cm" svg:height="0.922cm" svg:x="11.439cm" svg:y="11.159cm">
            <text:p text:style-name="P1">Files or pipe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8.508cm" svg:y1="11.047cm" svg:x2="18.508cm" svg:y2="12.14cm">
            <text:p/>
          </draw:line>
          <draw:line draw:style-name="gr3" draw:text-style-name="P1" draw:layer="layout" svg:x1="18.508cm" svg:y1="20.497cm" svg:x2="18.508cm" svg:y2="22.041cm">
            <text:p/>
          </draw:line>
          <draw:line draw:style-name="gr5" draw:text-style-name="P1" draw:layer="layout" svg:x1="28.672cm" svg:y1="4.666cm" svg:x2="11.443cm" svg:y2="4.666cm">
            <text:p/>
          </draw:line>
          <draw:line draw:style-name="gr5" draw:text-style-name="P1" draw:layer="layout" svg:x1="28.287cm" svg:y1="24.366cm" svg:x2="11.278cm" svg:y2="24.366cm">
            <text:p/>
          </draw:line>
          <draw:line draw:style-name="gr5" draw:text-style-name="P1" draw:layer="layout" svg:x1="27.948cm" svg:y1="18.666cm" svg:x2="12.638cm" svg:y2="18.666cm">
            <text:p/>
          </draw:line>
          <draw:line draw:style-name="gr6" draw:text-style-name="P1" draw:layer="layout" svg:x1="27.241cm" svg:y1="4.866cm" svg:x2="27.341cm" svg:y2="18.666cm">
            <text:p/>
          </draw:line>
          <draw:frame draw:style-name="gr7" draw:text-style-name="P4" draw:layer="layout" svg:width="4.346cm" svg:height="1.787cm" svg:x="25.676cm" svg:y="12.646cm">
            <draw:text-box>
              <text:p><text:span text:style-name="T5">Using loadcsv.py, you control all of these steps...</text:span></text:p>
            </draw:text-box>
          </draw:frame>
          <draw:line draw:style-name="gr6" draw:text-style-name="P1" draw:layer="layout" svg:x1="27.341cm" svg:y1="18.666cm" svg:x2="27.445cm" svg:y2="24.166cm">
            <text:p/>
          </draw:line>
          <draw:frame draw:style-name="gr8" draw:text-style-name="P4" draw:layer="layout" svg:width="4.571cm" svg:height="1.359cm" svg:x="25.576cm" svg:y="20.746cm">
            <draw:text-box>
              <text:p><text:span text:style-name="T5">...and optionally </text:span><text:span text:style-name="T5"><text:line-break/></text:span><text:span text:style-name="T5"> <text:s text:c="2"/>this step too.</text:span></text:p>
            </draw:text-box>
          </draw:frame>
          <draw:g>
            <draw:custom-shape draw:style-name="gr10" draw:text-style-name="P1" draw:layer="layout" svg:width="1.27cm" svg:height="1.27cm" svg:x="6.985cm" svg:y="4.945cm">
              <text:p text:style-name="P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5cm" svg:y1="5.545cm" svg:x2="15.24cm" svg:y2="5.545cm">
              <text:p/>
            </draw:line>
          </draw:g>
          <draw:g>
            <draw:custom-shape draw:style-name="gr10" draw:text-style-name="P1" draw:layer="layout" svg:width="1.27cm" svg:height="1.27cm" svg:x="6.985cm" svg:y="7.296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7.945cm" svg:x2="11.723cm" svg:y2="7.938cm">
              <text:p/>
            </draw:line>
          </draw:g>
          <draw:g>
            <draw:custom-shape draw:style-name="gr10" draw:text-style-name="P1" draw:layer="layout" svg:width="1.27cm" svg:height="1.27cm" svg:x="6.985cm" svg:y="9.746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10.345cm" svg:x2="12.315cm" svg:y2="10.343cm">
              <text:p/>
            </draw:line>
          </draw:g>
          <draw:g>
            <draw:custom-shape draw:style-name="gr10" draw:text-style-name="P1" draw:layer="layout" svg:width="1.27cm" svg:height="1.27cm" svg:x="6.985cm" svg:y="12.497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13.145cm" svg:x2="11.724cm" svg:y2="13.145cm">
              <text:p/>
            </draw:line>
          </draw:g>
          <draw:g>
            <draw:custom-shape draw:style-name="gr10" draw:text-style-name="P1" draw:layer="layout" svg:width="1.27cm" svg:height="1.27cm" svg:x="6.985cm" svg:y="14.847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15.445cm" svg:x2="12.374cm" svg:y2="15.448cm">
              <text:p/>
            </draw:line>
          </draw:g>
          <draw:g>
            <draw:custom-shape draw:style-name="gr10" draw:text-style-name="P1" draw:layer="layout" svg:width="1.27cm" svg:height="1.27cm" svg:x="6.985cm" svg:y="16.898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17.545cm" svg:x2="12.049cm" svg:y2="17.544cm">
              <text:p/>
            </draw:line>
          </draw:g>
          <draw:g>
            <draw:custom-shape draw:style-name="gr10" draw:text-style-name="P1" draw:layer="layout" svg:width="1.27cm" svg:height="1.27cm" svg:x="6.985cm" svg:y="19.145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" draw:layer="layout" svg:x1="8.256cm" svg:y1="19.745cm" svg:x2="15.241cm" svg:y2="19.74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24T15:13:04</dc:date>
    <meta:editing-duration>PT59H54M41S</meta:editing-duration>
    <meta:editing-cycles>17</meta:editing-cycles>
    <meta:generator>OpenOffice.org/3.2$Unix OpenOffice.org_project/320m19$Build-9505</meta:generator>
    <meta:print-date>2012-10-22T13:08:27</meta:print-date>
    <meta:document-statistic meta:object-count="126"/>
  </office:meta>
</office:document-meta>
</file>